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8.311cm"/>
    </style:style>
    <style:style style:name="co5" style:family="table-column">
      <style:table-column-properties fo:break-before="auto" style:column-width="1.7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Tabellenmodell Feriendorfverwaltungssyst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NTAL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Visit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hroo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rMe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icPrice</text:p>
          </table:table-cell>
          <table:table-cell office:value-type="string" calcext:value-type="string">
            <text:p>decimal(7,2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30, 60 (Überprüfung der Regel durch Objektverwalt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num('R','N','C','D','M', 'B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R (Renovation), N (New Building), C (Completed), D (Demolition), M (Maintenance), B (Block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REA.Are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r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SORT.Resort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PPARTMENT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tmen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cony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mnumb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OUSE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ce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LEANING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ing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ing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EMP.Emp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AINTENANCE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tenanc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tenance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airProtocol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EMP.Emp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enum('F','O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F (Finnished) O (Open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RUCCHANGE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g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nedEnd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nedCosts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Costs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ftServ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emdschlüssel -&gt; CRAFTSERV.CraftServ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ERS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st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OfBir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EMP</text:p>
          </table:table-cell>
          <table:table-cell table:style-name="ce1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p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PERSON.Person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ob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or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SORT.Resort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a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emdschlüssel -&gt; EMP.Emp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wordHash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GUEST</text:p>
          </table:table-cell>
          <table:table-cell table:style-name="ce1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es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PERSON.Person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wordHash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DMIN</text:p>
          </table:table-cell>
          <table:table-cell table:style-name="ce1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mi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PERSON.Person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wordHash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ERSONMODE</text:p>
          </table:table-cell>
          <table:table-cell table:style-name="ce1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onMod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PERSON.Person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</text:p>
          </table:table-cell>
          <table:table-cell table:style-name="ce4" office:value-type="string" calcext:value-type="string">
            <text:p><text:span text:style-name="T1">enum('A','C','M',</text:span><text:span text:style-name="T2">'Mgt','R','B','G'</text:span>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A (Admin), C (Cleaning), M (Maintenance), Mgt (Manager), R (Rental), B (Booking), G (Guest)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DDR</text:p>
          </table:table-cell>
          <table:table-cell table:style-name="ce1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ee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numb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ipCode</text:p>
          </table:table-cell>
          <table:table-cell office:value-type="string" calcext:value-type="string">
            <text:p>char(5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OKING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ing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Bookin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DateR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DateR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mentStatus</text:p>
          </table:table-cell>
          <table:table-cell office:value-type="string" calcext:value-type="string">
            <text:p>enum('O','P','C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O (Open), P (Payed), C (Cancell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es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GUEST.Guest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OKINGDETAIL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ingDetai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ing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BOOKING.Booking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charg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SURCHARGE.Surcharge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Price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num('R','B','C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R (Reserved), B (Booked), C (Cancelle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RCHARGE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charg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SEASON.Seaso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REA.Are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OfVisitor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ASON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um('S', 'W','O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S (Summer), W (Winter), O (Offseason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REA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um('M', 'O', 'C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M (Mountain), O (Ocean), C (City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RESORT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r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RAFTSERV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Spalte</text:p>
          </table:table-cell>
          <table:table-cell table:style-name="ce2" office:value-type="string" calcext:value-type="string">
            <text:p>Datentyp/Länge</text:p>
          </table:table-cell>
          <table:table-cell table:style-name="ce2" office:value-type="string" calcext:value-type="string">
            <text:p>Null-Option</text:p>
          </table:table-cell>
          <table:table-cell table:style-name="ce2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ftServ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2-06-14T13:01:05</meta:creation-date>
    <dc:date>2022-12-07T20:30:25.709767226</dc:date>
    <meta:generator>LibreOffice/7.3.6.2$Linux_X86_64 LibreOffice_project/30$Build-2</meta:generator>
    <meta:editing-duration>PT11M42S</meta:editing-duration>
    <meta:document-statistic meta:table-count="1" meta:cell-count="452" meta:object-count="0"/>
    <meta:user-defined meta:name="AppVersion">16.0300</meta:user-defined>
  </office:meta>
</office:document-meta>
</file>